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1771c9" officeooo:paragraph-rsid="001771c9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9c7be" officeooo:paragraph-rsid="0019c7be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4pt" officeooo:rsid="001771c9" officeooo:paragraph-rsid="001771c9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12pt" officeooo:rsid="001771c9" officeooo:paragraph-rsid="001771c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771c9" officeooo:paragraph-rsid="001844c5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771c9" officeooo:paragraph-rsid="0019c7b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844c5" officeooo:paragraph-rsid="001844c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844c5" officeooo:paragraph-rsid="0019c7be" style:font-size-asian="10.5pt" style:font-size-complex="12pt"/>
    </style:style>
    <style:style style:name="T1" style:family="text">
      <style:text-properties officeooo:rsid="001844c5"/>
    </style:style>
    <style:style style:name="T2" style:family="text">
      <style:text-properties officeooo:rsid="0019c7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Cases</text:p>
      <text:p text:style-name="P1"/>
      <text:p text:style-name="P2">System</text:p>
      <text:p text:style-name="P1"/>
      <text:p text:style-name="P4"><text:span text:style-name="T2">1. </text:span>A case testing invalid characters for the options class. </text:p>
      <text:p text:style-name="P4"><text:tab/>Correct result: The error class catches the incorrect input.</text:p>
      <text:p text:style-name="P4"/>
      <text:p text:style-name="P4"><text:span text:style-name="T2">2. </text:span>A case testing if user is correctly switched.</text:p>
      <text:p text:style-name="P4"><text:tab/>Correct result: Old user will no longer be active, new user will be.</text:p>
      <text:p text:style-name="P4"/>
      <text:p text:style-name="P4"><text:span text:style-name="T2">3. </text:span>A case testing a switched user’s page output.</text:p>
      <text:p text:style-name="P4"><text:tab/>Correct result: Page will contain new user’s messages, not old.</text:p>
      <text:p text:style-name="P4"/>
      <text:p text:style-name="P4"><text:span text:style-name="T2">4. </text:span>A case testing the tracking of people in a group.</text:p>
      <text:p text:style-name="P5"><text:tab/>Correct result: <text:span text:style-name="T1">if someone joins a group, they will actually be in the group.</text:span></text:p>
      <text:p text:style-name="P5"/>
      <text:p text:style-name="P7"/>
      <text:p text:style-name="P2">Objects</text:p>
      <text:p text:style-name="P2"/>
      <text:p text:style-name="P6"><text:span text:style-name="T2">1. </text:span>A case testing if messages are correctly stored.</text:p>
      <text:p text:style-name="P6"><text:tab/>Correct result: Messages stop at delimiter and are saved into an Array for output.</text:p>
      <text:p text:style-name="P6"/>
      <text:p text:style-name="P6"><text:span text:style-name="T2">2. </text:span>A case testing “more messages?” scenario for pages.</text:p>
      <text:p text:style-name="P6"><text:tab/>Correct result: if user says “yes”, more messages will be shown.</text:p>
      <text:p text:style-name="P6"/>
      <text:p text:style-name="P8"><text:span text:style-name="T2">3. </text:span>A case testing “more message?” scenario for pages.</text:p>
      <text:p text:style-name="P8"><text:tab/>Correct result: if user says “no” end class.</text:p>
      <text:p text:style-name="P7"/>
      <text:p text:style-name="P5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6:27:28.319561708</meta:creation-date>
    <meta:generator>LibreOffice/5.1.4.2$Linux_X86_64 LibreOffice_project/10m0$Build-2</meta:generator>
    <dc:date>2017-10-01T17:00:02.908591325</dc:date>
    <meta:editing-duration>PT9M57S</meta:editing-duration>
    <meta:editing-cycles>1</meta:editing-cycles>
    <meta:document-statistic meta:table-count="0" meta:image-count="0" meta:object-count="0" meta:page-count="1" meta:paragraph-count="18" meta:word-count="149" meta:character-count="855" meta:non-whitespace-character-count="714"/>
  </office:meta>
</office:document-meta>
</file>